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utive Mono" svg:font-family="'Cutive Mono', monospace"/>
    <style:font-face style:name="DejaVu Sans Mono" svg:font-family="'DejaVu Sans Mono'" style:font-family-generic="modern" style:font-pitch="fixed"/>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Ubuntu Mono" svg:font-family="'Ubuntu Mono'" style:font-pitch="fixed"/>
  </office:font-face-decls>
  <office:automatic-styles>
    <style:style style:name="P1" style:family="paragraph" style:parent-style-name="Standard">
      <style:text-properties fo:font-variant="normal" fo:text-transform="none" fo:color="#000000"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style:font-name="Noto Sans Mono" fo:font-size="8pt" style:font-size-asian="8pt" style:font-size-complex="8pt"/>
    </style:style>
    <style:style style:name="T1" style:family="text">
      <style:text-properties officeooo:rsid="0013a5c5"/>
    </style:style>
    <style:style style:name="T2" style:family="text">
      <style:text-properties fo:font-weight="normal"/>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tyle="normal" style:text-underline-style="none" fo:font-weight="normal" officeooo:rsid="00165a84" style:text-blinking="false" fo:background-color="transparent" loext:char-shading-value="0"/>
    </style:style>
    <style:style style:name="T5" style:family="text">
      <style:text-properties officeooo:rsid="0014cae5"/>
    </style:style>
    <style:style style:name="T6" style:family="text">
      <style:text-properties officeooo:rsid="00165a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1aeac93-7fff-c84f-a828-deebe71bf6ab"/>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3"/>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5">his cousin Charlie,</text:span><text:span text:style-name="T1"> Leann, Evan, Amanda, Tuvi and Wes.</text:span></text:p>
      <text:p text:style-name="P2"><text:soft-page-break/><text:s text:c="3"/><text:span text:style-name="T5">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2"><text:s text:c="3"/><text:span text:style-name="T5">We watched two lousy comedians, got into our black skin suits and made noises while Joe Carrol told some captivating stories, prompted by the word “cat.” </text:span><text:span text:style-name="T6">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3"><text:s text:c="3"/></text:span><text:span text:style-name="T4">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utive Mono" svg:font-family="'Cutive Mono', monospace"/>
    <style:font-face style:name="DejaVu Sans Mono" svg:font-family="'DejaVu Sans Mono'" style:font-family-generic="modern" style:font-pitch="fixed"/>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2T00:25:28.674002473</dc:date>
    <meta:editing-duration>PT38M39S</meta:editing-duration>
    <meta:editing-cycles>7</meta:editing-cycles>
    <meta:generator>LibreOffice/7.3.7.2$Linux_X86_64 LibreOffice_project/30$Build-2</meta:generator>
    <meta:print-date>2024-06-22T00:23:14.979071325</meta:print-date>
    <meta:document-statistic meta:table-count="0" meta:image-count="0" meta:object-count="0" meta:page-count="2" meta:paragraph-count="8" meta:word-count="539" meta:character-count="2896" meta:non-whitespace-character-count="2349"/>
  </office:meta>
</office:document-meta>
</file>